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DeletableIterator.DocumentDeletableIterator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DeletableIterator.fin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LuceneCocoonIndexe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ocoonIndexerImpl.index( Directory index , boolean create , URL base_url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SimpleLuceneCocoonIndexerImpl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DeletableIterator.deleteAllStaleDocumen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DeletableIterator.documentHasNotBeenModified( Term term , String u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DeletableIterator.deleteModifiedDocuments( String u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DeletableIterator.documentHasBeenModified( Term term , String u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ocoonIndexerImpl.configure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DeletableIterator.documentIsDeletable( Term 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ocoonIndexerImpl.setAnalyzer(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